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01" svg:font-family="0" style:font-pitch="variable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SimSun1" svg:font-family="NSimSun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3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2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82cm" fo:min-width="0.914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282cm" fo:min-width="0.91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26cm" fo:min-width="0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82cm" fo:min-width="0.73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82cm" fo:min-width="0.56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077cm" fo:min-width="0.074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104cm" fo:min-width="0.73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04cm" fo:min-width="0.56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0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  <style:paragraph-properties style:writing-mode="lr-tb"/>
    </style:style>
    <style:style style:name="P1" style:family="paragraph">
      <style:paragraph-properties fo:line-height="115%" fo:text-align="center" style:writing-mode="lr-tb"/>
      <style:text-properties style:font-name="Times New Roman" style:font-name-complex="Times New Roman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8pt" style:font-size-asian="18pt" style:font-size-complex="18pt"/>
    </style:style>
    <style:style style:name="P6" style:family="paragraph">
      <style:paragraph-properties fo:text-align="center" style:writing-mode="lr-tb"/>
      <style:text-properties fo:font-size="9pt" style:font-size-asian="18pt" style:font-size-complex="18pt"/>
    </style:style>
    <style:style style:name="P7" style:family="paragraph">
      <style:paragraph-properties fo:text-align="center" style:writing-mode="lr-tb"/>
      <style:text-properties fo:font-size="11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25cm" svg:height="0.75cm" svg:x="2cm" svg:y="4.25cm">
          <text:p text:style-name="P1"><text:span text:style-name="T1">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5cm" svg:height="0.75cm" svg:x="2.5cm" svg:y="11.5cm">
          <text:p text:style-name="P1"><text:span text:style-name="T1">p_test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2.25cm" svg:height="1cm" svg:x="14.5cm" svg:y="11.25cm">
          <text:p text:style-name="P1"><text:span text:style-name="T1">t_test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.75cm" svg:height="0.75cm" svg:x="9.5cm" svg:y="3.75cm">
          <text:p text:style-name="P1"><text:span text:style-name="T1">wordsenti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3" draw:id="id23" draw:layer="layout" svg:width="3.25cm" svg:height="0.75cm" svg:x="15.5cm" svg:y="7.25cm">
          <text:p text:style-name="P1"><text:span text:style-name="T1">auth_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2" draw:id="id32" draw:layer="layout" svg:width="2.25cm" svg:height="0.75cm" svg:x="7cm" svg:y="7.5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2cm" svg:height="0.75cm" svg:x="1.75cm" svg:y="2.75cm">
          <text:p text:style-name="P2"><text:span text:style-name="T2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" draw:id="id1" draw:layer="layout" svg:width="2cm" svg:height="0.75cm" svg:x="1.75cm" svg:y="5.5cm">
          <text:p text:style-name="P3"><text:span text:style-name="T2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1" draw:id="id31" draw:layer="layout" svg:width="2cm" svg:height="1.75cm" svg:x="4.5cm" svg:y="5.5cm">
          <text:p text:style-name="P2"><text:span text:style-name="T2">contr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33" draw:id="id33" draw:layer="layout" svg:width="2cm" svg:height="1.75cm" svg:x="11.5cm" svg:y="6.75cm">
          <text:p text:style-name="P2"><text:span text:style-name="T2">Register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4" draw:id="id4" draw:layer="layout" svg:width="1.75cm" svg:height="0.75cm" svg:x="8cm" svg:y="2.5cm">
          <text:p text:style-name="P2"><text:span text:style-name="T2">us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0" draw:id="id20" draw:layer="layout" svg:width="1.75cm" svg:height="0.75cm" svg:x="17.75cm" svg:y="11.75cm">
          <text:p text:style-name="P2"><text:span text:style-name="T2">us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0" draw:id="id10" draw:layer="layout" svg:width="1.75cm" svg:height="0.75cm" svg:x="1.135cm" svg:y="10.674cm">
          <text:p text:style-name="P2"><text:span text:style-name="T2">us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6" draw:id="id6" draw:layer="layout" svg:width="1.75cm" svg:height="0.75cm" svg:x="10cm" svg:y="2.5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7" draw:id="id7" draw:layer="layout" svg:width="1.75cm" svg:height="0.75cm" svg:x="11.591cm" svg:y="2.031cm">
          <text:p text:style-name="P2"><text:span text:style-name="T2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2" draw:id="id12" draw:layer="layout" svg:width="1.5cm" svg:height="0.75cm" svg:x="1.25cm" svg:y="12.5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1" draw:id="id21" draw:layer="layout" svg:width="1.75cm" svg:height="0.75cm" svg:x="17.25cm" svg:y="10.5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9" draw:id="id9" draw:layer="layout" svg:width="1.75cm" svg:height="0.75cm" svg:x="14.319cm" svg:y="3.364cm">
          <text:p text:style-name="P2"><text:span text:style-name="T2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4" draw:id="id14" draw:layer="layout" svg:width="1.75cm" svg:height="0.75cm" svg:x="5cm" svg:y="12.75cm">
          <text:p text:style-name="P2"><text:span text:style-name="T2">p_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6" draw:id="id16" draw:layer="layout" svg:width="1.75cm" svg:height="0.75cm" svg:x="14cm" svg:y="12.75cm">
          <text:p text:style-name="P2"><text:span text:style-name="T2">t_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8" draw:id="id18" draw:layer="layout" svg:width="1.75cm" svg:height="0.75cm" svg:x="12cm" svg:y="12cm">
          <text:p text:style-name="P2"><text:span text:style-name="T2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5" draw:id="id15" draw:layer="layout" svg:width="1.75cm" svg:height="0.75cm" svg:x="3.5cm" svg:y="13.5cm">
          <text:p text:style-name="P2"><text:span text:style-name="T2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4" draw:id="id24" draw:layer="layout" svg:width="1.75cm" svg:height="0.75cm" svg:x="16.687cm" svg:y="8.851cm">
          <text:p text:style-name="P2"><text:span text:style-name="T2">is_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8" draw:id="id8" draw:layer="layout" svg:width="1.75cm" svg:height="0.75cm" svg:x="13.25cm" svg:y="2.5cm">
          <text:p text:style-name="P2"><text:span text:style-name="T2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9" draw:id="id19" draw:layer="layout" svg:width="1.75cm" svg:height="0.75cm" svg:x="16.5cm" svg:y="12.75cm">
          <text:p text:style-name="P2"><text:span text:style-name="T2">t_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3" draw:id="id13" draw:layer="layout" svg:width="1.75cm" svg:height="0.75cm" svg:x="1.5cm" svg:y="13.5cm">
          <text:p text:style-name="P2"><text:span text:style-name="T2">p_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26" draw:id="id26" draw:layer="layout" svg:width="0.812cm" svg:height="0.461cm" svg:x="19.033cm" svg:y="7.457cm">
          <text:p text:style-name="P2"><text:span text:style-name="T2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2.75cm" svg:y1="5.5cm" svg:x2="3.125cm" svg:y2="5cm" draw:start-shape="id1" draw:start-glue-point="4" draw:end-shape="id2" draw:end-glue-point="2" svg:d="M2750 5500l375-500" svg:viewBox="0 0 376 501">
          <text:p/>
        </draw:connector>
        <draw:connector draw:style-name="gr12" draw:text-style-name="P4" draw:layer="layout" draw:type="line" svg:x1="2.75cm" svg:y1="3.5cm" svg:x2="3.125cm" svg:y2="4.25cm" draw:start-shape="id3" draw:start-glue-point="8" draw:end-shape="id2" draw:end-glue-point="0" svg:d="M2750 3500l375 750" svg:viewBox="0 0 376 751">
          <text:p/>
        </draw:connector>
        <draw:connector draw:style-name="gr12" draw:text-style-name="P4" draw:layer="layout" draw:type="line" svg:x1="8.875cm" svg:y1="3.25cm" svg:x2="11.375cm" svg:y2="3.75cm" draw:start-shape="id4" draw:start-glue-point="8" draw:end-shape="id5" draw:end-glue-point="0" svg:d="M8875 3250l2500 500" svg:viewBox="0 0 2501 501">
          <text:p/>
        </draw:connector>
        <draw:connector draw:style-name="gr12" draw:text-style-name="P4" draw:layer="layout" draw:type="line" svg:x1="10.875cm" svg:y1="3.25cm" svg:x2="11.375cm" svg:y2="3.75cm" draw:start-shape="id6" draw:end-shape="id5" draw:end-glue-point="0" svg:d="M10875 3250l500 500" svg:viewBox="0 0 501 501">
          <text:p/>
        </draw:connector>
        <draw:connector draw:style-name="gr12" draw:text-style-name="P4" draw:layer="layout" draw:type="line" svg:x1="12.466cm" svg:y1="2.781cm" svg:x2="11.375cm" svg:y2="3.75cm" draw:start-shape="id7" draw:start-glue-point="8" draw:end-shape="id5" draw:end-glue-point="0" svg:d="M12466 2781l-1091 969" svg:viewBox="0 0 1092 970">
          <text:p/>
        </draw:connector>
        <draw:connector draw:style-name="gr12" draw:text-style-name="P4" draw:layer="layout" draw:type="line" svg:x1="14.125cm" svg:y1="3.25cm" svg:x2="11.375cm" svg:y2="3.75cm" draw:start-shape="id8" draw:start-glue-point="8" draw:end-shape="id5" draw:end-glue-point="0" svg:d="M14125 3250l-2750 500" svg:viewBox="0 0 2751 501">
          <text:p/>
        </draw:connector>
        <draw:connector draw:style-name="gr12" draw:text-style-name="P4" draw:layer="layout" draw:type="line" svg:x1="15.194cm" svg:y1="4.114cm" svg:x2="11.375cm" svg:y2="3.75cm" draw:start-shape="id9" draw:start-glue-point="8" draw:end-shape="id5" draw:end-glue-point="0" svg:d="M15194 4114l-3819-364" svg:viewBox="0 0 3820 365">
          <text:p/>
        </draw:connector>
        <draw:connector draw:style-name="gr12" draw:text-style-name="P4" draw:layer="layout" draw:type="line" svg:x1="2.01cm" svg:y1="11.424cm" svg:x2="2.5cm" svg:y2="11.875cm" draw:start-shape="id10" draw:start-glue-point="8" draw:end-shape="id11" draw:end-glue-point="3" svg:d="M2010 11424l490 451" svg:viewBox="0 0 491 452">
          <text:p/>
        </draw:connector>
        <draw:connector draw:style-name="gr12" draw:text-style-name="P4" draw:layer="layout" draw:type="line" svg:x1="2.531cm" svg:y1="12.609cm" svg:x2="3.75cm" svg:y2="12.25cm" draw:start-shape="id12" draw:start-glue-point="11" draw:end-shape="id11" draw:end-glue-point="2" svg:d="M2531 12609l1219-359" svg:viewBox="0 0 1220 360">
          <text:p/>
        </draw:connector>
        <draw:connector draw:style-name="gr12" draw:text-style-name="P4" draw:layer="layout" draw:type="line" svg:x1="2.375cm" svg:y1="13.5cm" svg:x2="3.75cm" svg:y2="12.25cm" draw:start-shape="id13" draw:start-glue-point="4" draw:end-shape="id11" draw:end-glue-point="2" svg:d="M2375 13500l1375-1250" svg:viewBox="0 0 1376 1251">
          <text:p/>
        </draw:connector>
        <draw:connector draw:style-name="gr12" draw:text-style-name="P4" draw:layer="layout" draw:type="line" svg:x1="5.875cm" svg:y1="13.5cm" svg:x2="3.75cm" svg:y2="12.25cm" draw:start-shape="id14" draw:start-glue-point="8" draw:end-shape="id11" draw:end-glue-point="2" svg:d="M5875 13500l-2125-1250" svg:viewBox="0 0 2126 1251">
          <text:p/>
        </draw:connector>
        <draw:connector draw:style-name="gr12" draw:text-style-name="P4" draw:layer="layout" draw:type="line" svg:x1="4.375cm" svg:y1="13.5cm" svg:x2="3.75cm" svg:y2="12.25cm" draw:start-shape="id15" draw:start-glue-point="4" draw:end-shape="id11" draw:end-glue-point="2" svg:d="M4375 13500l-625-1250" svg:viewBox="0 0 626 1251">
          <text:p/>
        </draw:connector>
        <draw:connector draw:style-name="gr12" draw:text-style-name="P4" draw:layer="layout" draw:type="line" svg:x1="14.875cm" svg:y1="12.75cm" svg:x2="15.625cm" svg:y2="12.25cm" draw:start-shape="id16" draw:start-glue-point="4" draw:end-shape="id17" draw:end-glue-point="2" svg:d="M14875 12750l750-500" svg:viewBox="0 0 751 501">
          <text:p/>
        </draw:connector>
        <draw:connector draw:style-name="gr12" draw:text-style-name="P4" draw:layer="layout" draw:type="line" svg:x1="13.494cm" svg:y1="12.109cm" svg:x2="14.5cm" svg:y2="11.75cm" draw:start-shape="id18" draw:start-glue-point="11" draw:end-shape="id17" draw:end-glue-point="3" svg:d="M13494 12109l1006-359" svg:viewBox="0 0 1007 360">
          <text:p/>
        </draw:connector>
        <draw:connector draw:style-name="gr12" draw:text-style-name="P4" draw:layer="layout" draw:type="line" svg:x1="17.375cm" svg:y1="12.75cm" svg:x2="16.75cm" svg:y2="11.75cm" draw:start-shape="id19" draw:start-glue-point="4" draw:end-shape="id17" svg:d="M17375 12750l-625-1000" svg:viewBox="0 0 626 1001">
          <text:p/>
        </draw:connector>
        <draw:connector draw:style-name="gr12" draw:text-style-name="P4" draw:layer="layout" draw:type="line" svg:x1="17.75cm" svg:y1="12.125cm" svg:x2="16.75cm" svg:y2="11.75cm" draw:start-shape="id20" draw:start-glue-point="6" draw:end-shape="id17" draw:end-glue-point="1" svg:d="M17750 12125l-1000-375" svg:viewBox="0 0 1001 376">
          <text:p/>
        </draw:connector>
        <draw:connector draw:style-name="gr12" draw:text-style-name="P4" draw:layer="layout" draw:type="line" svg:x1="17.506cm" svg:y1="11.141cm" svg:x2="16.75cm" svg:y2="11.75cm" draw:start-shape="id21" draw:start-glue-point="7" draw:end-shape="id17" draw:end-glue-point="1" svg:d="M17506 11141l-756 609" svg:viewBox="0 0 757 610">
          <text:p/>
        </draw:connector>
        <draw:custom-shape draw:style-name="gr9" draw:text-style-name="P5" xml:id="id22" draw:id="id22" draw:layer="layout" svg:width="1.75cm" svg:height="0.75cm" svg:x="14.788cm" svg:y="8.714cm">
          <text:p text:style-name="P5"><text:span text:style-name="T3">is_super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28" draw:id="id28" draw:layer="layout" svg:width="1.75cm" svg:height="0.5cm" svg:x="17.25cm" svg:y="6cm">
          <text:p text:style-name="P5"><text:span text:style-name="T3">last_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xml:id="id29" draw:id="id29" draw:layer="layout" svg:width="1.5cm" svg:height="0.5cm" svg:x="15.75cm" svg:y="5.75cm">
          <text:p text:style-name="P6"><text:span text:style-name="T4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25" draw:id="id25" draw:layer="layout" svg:width="1.75cm" svg:height="0.75cm" svg:x="18cm" svg:y="8.25cm">
          <text:p text:style-name="P7"><text:span text:style-name="T5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30" draw:id="id30" draw:layer="layout" svg:width="1.75cm" svg:height="0.5cm" svg:x="15cm" svg:y="6.5cm">
          <text:p text:style-name="P5"><text:span text:style-name="T3">date_jo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27" draw:id="id27" draw:layer="layout" svg:width="1.75cm" svg:height="0.5cm" svg:x="18.095cm" svg:y="6.489cm">
          <text:p text:style-name="P2"><text:span text:style-name="T2">is_sta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5.663cm" svg:y1="8.714cm" svg:x2="17.125cm" svg:y2="8cm" draw:start-shape="id22" draw:start-glue-point="4" draw:end-shape="id23" draw:end-glue-point="2" svg:d="M15663 8714l1462-714" svg:viewBox="0 0 1463 715">
          <text:p/>
        </draw:connector>
        <draw:connector draw:style-name="gr12" draw:text-style-name="P4" draw:layer="layout" draw:type="line" svg:x1="17.562cm" svg:y1="8.851cm" svg:x2="17.125cm" svg:y2="8cm" draw:start-shape="id24" draw:start-glue-point="4" draw:end-shape="id23" draw:end-glue-point="2" svg:d="M17562 8851l-437-851" svg:viewBox="0 0 438 852">
          <text:p/>
        </draw:connector>
        <draw:connector draw:style-name="gr12" draw:text-style-name="P4" draw:layer="layout" draw:type="line" svg:x1="18.256cm" svg:y1="8.359cm" svg:x2="17.125cm" svg:y2="8cm" draw:start-shape="id25" draw:start-glue-point="5" draw:end-shape="id23" draw:end-glue-point="2" svg:d="M18256 8359l-1131-359" svg:viewBox="0 0 1132 360">
          <text:p/>
        </draw:connector>
        <draw:connector draw:style-name="gr12" draw:text-style-name="P4" draw:layer="layout" draw:type="line" svg:x1="19.033cm" svg:y1="7.688cm" svg:x2="18.75cm" svg:y2="7.625cm" draw:start-shape="id26" draw:start-glue-point="6" draw:end-shape="id23" draw:end-glue-point="1" svg:d="M19033 7688l-283-63" svg:viewBox="0 0 284 64">
          <text:p/>
        </draw:connector>
        <draw:connector draw:style-name="gr12" draw:text-style-name="P4" draw:layer="layout" draw:type="line" svg:x1="18.351cm" svg:y1="6.916cm" svg:x2="17.125cm" svg:y2="7.25cm" draw:start-shape="id27" draw:start-glue-point="7" draw:end-shape="id23" draw:end-glue-point="0" svg:d="M18351 6916l-1226 334" svg:viewBox="0 0 1227 335">
          <text:p/>
        </draw:connector>
        <draw:connector draw:style-name="gr12" draw:text-style-name="P4" draw:layer="layout" draw:type="line" svg:x1="17.506cm" svg:y1="6.427cm" svg:x2="17.125cm" svg:y2="7.25cm" draw:start-shape="id28" draw:start-glue-point="7" draw:end-shape="id23" draw:end-glue-point="0" svg:d="M17506 6427l-381 823" svg:viewBox="0 0 382 824">
          <text:p/>
        </draw:connector>
        <draw:connector draw:style-name="gr12" draw:text-style-name="P4" draw:layer="layout" draw:type="line" svg:x1="17.031cm" svg:y1="6.177cm" svg:x2="17.125cm" svg:y2="7.25cm" draw:start-shape="id29" draw:start-glue-point="9" draw:end-shape="id23" draw:end-glue-point="0" svg:d="M17031 6177l94 1073" svg:viewBox="0 0 95 1074">
          <text:p/>
        </draw:connector>
        <draw:connector draw:style-name="gr12" draw:text-style-name="P4" draw:layer="layout" draw:type="line" svg:x1="16.494cm" svg:y1="6.927cm" svg:x2="17.125cm" svg:y2="7.25cm" draw:start-shape="id30" draw:start-glue-point="9" draw:end-shape="id23" draw:end-glue-point="0" svg:d="M16494 6927l631 323" svg:viewBox="0 0 632 324">
          <text:p/>
        </draw:connector>
        <draw:connector draw:style-name="gr12" draw:text-style-name="P4" draw:layer="layout" draw:type="line" svg:x1="4.25cm" svg:y1="4.625cm" svg:x2="5.5cm" svg:y2="5.5cm" draw:start-shape="id2" draw:start-glue-point="1" draw:end-shape="id31" draw:end-glue-point="4" svg:d="M4250 4625l1250 875" svg:viewBox="0 0 1251 876">
          <text:p/>
        </draw:connector>
        <draw:connector draw:style-name="gr12" draw:text-style-name="P4" draw:layer="layout" draw:type="line" svg:x1="5.5cm" svg:y1="7.25cm" svg:x2="7cm" svg:y2="7.875cm" draw:start-shape="id31" draw:start-glue-point="6" draw:end-shape="id32" draw:end-glue-point="3" svg:d="M5500 7250l1500 625" svg:viewBox="0 0 1501 626">
          <text:p/>
        </draw:connector>
        <draw:connector draw:style-name="gr12" draw:text-style-name="P4" draw:layer="layout" draw:type="line" svg:x1="11.5cm" svg:y1="7.625cm" svg:x2="9.25cm" svg:y2="7.875cm" draw:start-shape="id33" draw:start-glue-point="5" draw:end-shape="id32" draw:end-glue-point="1" svg:d="M11500 7625l-2250 250" svg:viewBox="0 0 2251 251">
          <text:p/>
        </draw:connector>
        <draw:connector draw:style-name="gr12" draw:text-style-name="P4" draw:layer="layout" draw:type="line" svg:x1="13.5cm" svg:y1="7.625cm" svg:x2="15.5cm" svg:y2="7.625cm" draw:start-shape="id33" draw:start-glue-point="7" draw:end-shape="id23" draw:end-glue-point="3" svg:d="M13500 7625h2000" svg:viewBox="0 0 2001 1">
          <text:p/>
        </draw:connector>
        <draw:custom-shape draw:style-name="gr15" draw:text-style-name="P5" xml:id="id34" draw:id="id34" draw:layer="layout" svg:width="2cm" svg:height="1.5cm" svg:x="12.75cm" svg:y="9.25cm">
          <text:p text:style-name="P5"><text:span text:style-name="T3">Language</text:span></text:p>
          <text:p text:style-name="P5"><text:span text:style-name="T3">transl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36" draw:id="id36" draw:layer="layout" svg:width="2cm" svg:height="1.75cm" svg:x="10.5cm" svg:y="4.75cm">
          <text:p text:style-name="P5"><text:span text:style-name="T3">Sentiment</text:span></text:p>
          <text:p text:style-name="P5"><text:span text:style-name="T3">analyz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35" draw:id="id35" draw:layer="layout" svg:width="2cm" svg:height="1.75cm" svg:x="6cm" svg:y="9.25cm">
          <text:p text:style-name="P5"><text:span text:style-name="T3">Personality</text:span></text:p>
          <text:p text:style-name="P5"><text:span text:style-name="T3">tast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15.5cm" svg:y1="7.625cm" svg:x2="13.75cm" svg:y2="9.25cm" draw:start-shape="id23" draw:start-glue-point="3" draw:end-shape="id34" draw:end-glue-point="4" svg:d="M15500 7625l-1750 1625" svg:viewBox="0 0 1751 1626">
          <text:p/>
        </draw:connector>
        <draw:connector draw:style-name="gr12" draw:text-style-name="P4" draw:layer="layout" draw:type="line" svg:x1="13.75cm" svg:y1="10.75cm" svg:x2="14.5cm" svg:y2="11.75cm" draw:start-shape="id34" draw:start-glue-point="6" draw:end-shape="id17" draw:end-glue-point="3" svg:d="M13750 10750l750 1000" svg:viewBox="0 0 751 1001">
          <text:p/>
        </draw:connector>
        <draw:connector draw:style-name="gr12" draw:text-style-name="P4" draw:layer="layout" draw:type="line" svg:x1="3.75cm" svg:y1="11.5cm" svg:x2="6cm" svg:y2="10.125cm" draw:start-shape="id11" draw:start-glue-point="0" draw:end-shape="id35" draw:end-glue-point="5" svg:d="M3750 11500l2250-1375" svg:viewBox="0 0 2251 1376">
          <text:p/>
        </draw:connector>
        <draw:connector draw:style-name="gr12" draw:text-style-name="P4" draw:layer="layout" draw:type="line" svg:x1="8cm" svg:y1="10.125cm" svg:x2="15.5cm" svg:y2="7.625cm" draw:start-shape="id35" draw:start-glue-point="7" draw:end-shape="id23" draw:end-glue-point="3" svg:d="M8000 10125l7500-2500" svg:viewBox="0 0 7501 2501">
          <text:p/>
        </draw:connector>
        <draw:connector draw:style-name="gr12" draw:text-style-name="P4" draw:layer="layout" draw:type="line" svg:x1="12.5cm" svg:y1="5.625cm" svg:x2="15.5cm" svg:y2="7.625cm" draw:start-shape="id36" draw:start-glue-point="7" draw:end-shape="id23" draw:end-glue-point="3" svg:d="M12500 5625l3000 2000" svg:viewBox="0 0 3001 2001">
          <text:p/>
        </draw:connector>
        <draw:connector draw:style-name="gr12" draw:text-style-name="P4" draw:layer="layout" draw:type="line" svg:x1="11.5cm" svg:y1="4.75cm" svg:x2="11.375cm" svg:y2="4.5cm" draw:start-shape="id36" draw:start-glue-point="4" draw:end-shape="id5" svg:d="M11500 4750l-125-250" svg:viewBox="0 0 126 251">
          <text:p/>
        </draw:connector>
        <draw:frame draw:style-name="gr16" draw:text-style-name="P8" draw:layer="layout" svg:width="0.739cm" svg:height="0.725cm" svg:x="4.5cm" svg:y="4.275cm">
          <draw:text-box>
            <text:p><text:span text:style-name="T2">1</text:span></text:p>
          </draw:text-box>
        </draw:frame>
        <draw:frame draw:style-name="gr16" draw:text-style-name="P8" draw:layer="layout" svg:width="0.739cm" svg:height="0.725cm" svg:x="6.261cm" svg:y="6.775cm">
          <draw:text-box>
            <text:p><text:span text:style-name="T2">1</text:span></text:p>
          </draw:text-box>
        </draw:frame>
        <draw:frame draw:style-name="gr16" draw:text-style-name="P8" draw:layer="layout" svg:width="0.739cm" svg:height="0.725cm" svg:x="14.5cm" svg:y="7cm">
          <draw:text-box>
            <text:p><text:span text:style-name="T2">n</text:span></text:p>
          </draw:text-box>
        </draw:frame>
        <draw:frame draw:style-name="gr16" draw:text-style-name="P8" draw:layer="layout" svg:width="0.739cm" svg:height="0.725cm" svg:x="9.25cm" svg:y="7.025cm">
          <draw:text-box>
            <text:p><text:span text:style-name="T2">1</text:span></text:p>
          </draw:text-box>
        </draw:frame>
        <draw:frame draw:style-name="gr16" draw:text-style-name="P8" draw:layer="layout" svg:width="0.739cm" svg:height="0.725cm" svg:x="14.5cm" svg:y="6.5cm">
          <draw:text-box>
            <text:p><text:span text:style-name="T2">n</text:span></text:p>
          </draw:text-box>
        </draw:frame>
        <draw:frame draw:style-name="gr16" draw:text-style-name="P8" draw:layer="layout" svg:width="0.739cm" svg:height="0.725cm" svg:x="14.261cm" svg:y="7.75cm">
          <draw:text-box>
            <text:p><text:span text:style-name="T2">n</text:span></text:p>
          </draw:text-box>
        </draw:frame>
        <draw:frame draw:style-name="gr16" draw:text-style-name="P8" draw:layer="layout" svg:width="0.739cm" svg:height="0.725cm" svg:x="15.011cm" svg:y="7.775cm">
          <draw:text-box>
            <text:p><text:span text:style-name="T2">n</text:span></text:p>
          </draw:text-box>
        </draw:frame>
        <draw:frame draw:style-name="gr17" draw:text-style-name="P8" draw:layer="layout" svg:width="0.739cm" svg:height="0.725cm" svg:x="10.75cm" svg:y="4.275cm">
          <draw:text-box>
            <text:p><text:span text:style-name="T2">n</text:span></text:p>
          </draw:text-box>
        </draw:frame>
        <draw:frame draw:style-name="gr16" draw:text-style-name="P8" draw:layer="layout" svg:width="0.739cm" svg:height="0.725cm" svg:x="13.761cm" svg:y="11.25cm">
          <draw:text-box>
            <text:p><text:span text:style-name="T2">n</text:span></text:p>
          </draw:text-box>
        </draw:frame>
        <draw:frame draw:style-name="gr16" draw:text-style-name="P8" draw:layer="layout" svg:width="0.739cm" svg:height="0.725cm" svg:x="3.511cm" svg:y="10.75cm">
          <draw:text-box>
            <text:p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01" svg:font-family="0" style:font-pitch="variable"/>
    <style:font-face style:name="Arial1" svg:font-family="Arial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SimSun1" svg:font-family="NSimSun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Lucida Sans" style:font-size-asian="24pt" style:language-asian="zh" style:country-asian="CN" style:font-name-complex="Lucida Sans" style:font-size-complex="24pt" style:language-complex="kn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NSimSun1" style:font-family-asian="N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1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ListLabel_20_38" style:display-name="ListLabel 38" style:family="graphic">
      <style:paragraph-properties style:text-autospace="none"/>
      <style:text-properties style:font-name-complex="01" style:font-family-complex="0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01" style:font-family-complex="0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01" style:font-family-complex="0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01" style:font-family-complex="0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01" style:font-family-complex="0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01" style:font-family-complex="0" style:font-pitch-complex="variable"/>
    </style:style>
    <style:style style:name="ListLabel_20_30" style:display-name="ListLabel 3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complex="Times New Roman" style:font-family-complex="'Times New Roman'" style:font-family-generic-complex="roman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01" style:font-family-complex="0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01" style:font-family-complex="0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01" style:font-family-complex="0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01" style:font-family-complex="0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01" style:font-family-complex="0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01" style:font-family-complex="0" style:font-pitch-complex="variabl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  <style:text-properties fo:font-weight="bold" style:font-weight-complex="bold"/>
    </style:style>
    <style:style style:name="ListLabel_20_18" style:display-name="ListLabel 1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1" style:font-family-complex="Symbol" style:font-pitch-complex="variabl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fo:font-weight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List_20_Paragraph" style:display-name="List Paragraph" style:family="graphic">
      <style:paragraph-properties fo:margin-left="3.196cm" fo:margin-right="0cm" fo:text-indent="-1.348cm" style:text-autospace="non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/>
    </style:style>
    <style:style style:name="Frame_20_Contents" style:display-name="Frame Contents" style:family="graphic">
      <style:paragraph-properties style:text-autospace="none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Index" style:family="graphic">
      <style:paragraph-properties style:text-autospace="none"/>
      <style:text-properties style:font-name-complex="Mangal2" style:font-family-complex="Mangal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Mangal2" style:font-family-complex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2T00:46:40.222000000</meta:creation-date>
    <dc:date>2022-11-02T22:59:31.650000000</dc:date>
    <meta:editing-duration>PT12M8S</meta:editing-duration>
    <meta:editing-cycles>3</meta:editing-cycles>
    <meta:generator>LibreOffice/7.1.7.2$Windows_X86_64 LibreOffice_project/c6a4e3954236145e2acb0b65f68614365aeee33f</meta:generator>
    <meta:document-statistic meta:object-count="81"/>
  </office:meta>
</office:document-meta>
</file>